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913" officeooo:paragraph-rsid="00179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gfukjedhdjku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20:38:03.213227978</meta:creation-date>
    <dc:date>2023-08-23T20:38:20.381785715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7.3.7.2$Linux_X86_64 LibreOffice_project/30$Build-2</meta:generator>
  </office:meta>
</office:document-meta>
</file>